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weight="bold" style:font-weight-asian="bold" style:font-weight-complex="bold"/>
    </style:style>
    <style:style style:name="T2_2" style:family="text">
      <style:text-properties fo:font-weight="bold" style:font-weight-asian="bold" style:font-weight-complex="bold"/>
    </style:style>
    <style:style style:name="T2_3" style:family="text">
      <style:text-properties fo:font-weight="bold" style:font-weight-asian="bold" style:font-weight-complex="bold"/>
    </style:style>
    <style:style style:name="T2_4" style:family="text">
      <style:text-properties fo:font-weight="bold" style:font-weight-asian="bold" style:font-weight-complex="bold"/>
    </style:style>
    <style:style style:name="T2_5" style:family="text">
      <style:text-properties fo:font-weight="bold" style:font-weight-asian="bold" style:font-weight-complex="bold"/>
    </style:style>
    <style:style style:name="T2_6" style:family="text">
      <style:text-properties fo:font-weight="bold" style:font-weight-asian="bold" style:font-weight-complex="bold"/>
    </style:style>
    <style:style style:name="T2_7" style:family="text">
      <style:text-properties fo:font-weight="bold" style:font-weight-asian="bold" style:font-weight-complex="bold"/>
    </style:style>
    <style:style style:name="T2_8" style:family="text">
      <style:text-properties fo:font-weight="bold" style:font-weight-asian="bold" style:font-weight-complex="bold"/>
    </style:style>
    <style:style style:name="T2_9" style:family="text">
      <style:text-properties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font-weight="bold" style:font-weight-asian="bold" style:font-weight-complex="bold"/>
    </style:style>
    <style:style style:name="T3_2" style:family="text">
      <style:text-properties fo:font-weight="bold" style:font-weight-asian="bold" style:font-weight-complex="bold"/>
    </style:style>
    <style:style style:name="T3_3" style:family="text">
      <style:text-properties fo:font-weight="bold" style:font-weight-asian="bold" style:font-weight-complex="bold"/>
    </style:style>
    <style:style style:name="T3_4" style:family="text">
      <style:text-properties fo:font-weight="bold" style:font-weight-asian="bold" style:font-weight-complex="bold"/>
    </style:style>
    <style:style style:name="T3_5" style:family="text">
      <style:text-properties fo:font-weight="bold" style:font-weight-asian="bold" style:font-weight-complex="bold"/>
    </style:style>
    <style:style style:name="T3_6" style:family="text">
      <style:text-properties fo:font-weight="bold" style:font-weight-asian="bold" style:font-weight-complex="bold"/>
    </style:style>
    <style:style style:name="T3_7" style:family="text">
      <style:text-properties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weight="bold" style:font-weight-asian="bold" style:font-weight-complex="bold"/>
    </style:style>
    <style:style style:name="T5_2" style:family="text">
      <style:text-properties fo:font-weight="bold" style:font-weight-asian="bold" style:font-weight-complex="bold"/>
    </style:style>
    <style:style style:name="T5_3" style:family="text">
      <style:text-properties fo:font-weight="bold" style:font-weight-asian="bold" style:font-weight-complex="bold"/>
    </style:style>
    <style:style style:name="T5_4" style:family="text">
      <style:text-properties fo:font-weight="bold" style:font-weight-asian="bold" style:font-weight-complex="bold"/>
    </style:style>
    <style:style style:name="P6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/>
    <style:style style:name="T7_71" style:family="text"/>
    <style:style style:name="T7_72" style:family="text"/>
    <style:style style:name="T7_73" style:family="text"/>
    <style:style style:name="T7_74" style:family="text"/>
    <style:style style:name="T7_75" style:family="text"/>
    <style:style style:name="T7_76" style:family="text"/>
    <style:style style:name="T7_77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T9_75" style:family="text"/>
    <style:style style:name="T9_76" style:family="text"/>
    <style:style style:name="T9_77" style:family="text"/>
    <style:style style:name="T9_78" style:family="text"/>
    <style:style style:name="T9_79" style:family="text"/>
    <style:style style:name="T9_80" style:family="text"/>
    <style:style style:name="T9_81" style:family="text"/>
    <style:style style:name="T9_82" style:family="text"/>
    <style:style style:name="T9_83" style:family="text"/>
    <style:style style:name="T9_84" style:family="text"/>
    <style:style style:name="T9_85" style:family="text"/>
    <style:style style:name="T9_86" style:family="text"/>
    <style:style style:name="T9_87" style:family="text"/>
    <style:style style:name="T9_88" style:family="text"/>
    <style:style style:name="T9_89" style:family="text"/>
    <style:style style:name="T9_90" style:family="text"/>
    <style:style style:name="T9_91" style:family="text"/>
    <style:style style:name="T9_92" style:family="text"/>
    <style:style style:name="T9_93" style:family="text"/>
    <style:style style:name="T9_94" style:family="text"/>
    <style:style style:name="T9_95" style:family="text"/>
    <style:style style:name="T9_96" style:family="text"/>
    <style:style style:name="T9_97" style:family="text"/>
    <style:style style:name="T9_98" style:family="text"/>
    <style:style style:name="T9_99" style:family="text"/>
    <style:style style:name="T9_100" style:family="text"/>
    <style:style style:name="T9_101" style:family="text"/>
    <style:style style:name="T9_102" style:family="text"/>
    <style:style style:name="T9_103" style:family="text"/>
    <style:style style:name="T9_104" style:family="text"/>
    <style:style style:name="T9_105" style:family="text"/>
    <style:style style:name="T9_106" style:family="text"/>
    <style:style style:name="T9_107" style:family="text"/>
    <style:style style:name="T9_108" style:family="text"/>
    <style:style style:name="T9_109" style:family="text"/>
    <style:style style:name="T9_110" style:family="text"/>
    <style:style style:name="T9_111" style:family="text"/>
    <style:style style:name="T9_112" style:family="text"/>
    <style:style style:name="T9_113" style:family="text"/>
    <style:style style:name="T9_114" style:family="text"/>
    <style:style style:name="T9_115" style:family="text"/>
    <style:style style:name="T9_116" style:family="text"/>
    <style:style style:name="T9_117" style:family="text"/>
    <style:style style:name="T9_118" style:family="text"/>
    <style:style style:name="T9_119" style:family="text"/>
    <style:style style:name="T9_120" style:family="text"/>
    <style:style style:name="T9_121" style:family="text"/>
    <style:style style:name="T9_122" style:family="text"/>
    <style:style style:name="T9_123" style:family="text"/>
    <style:style style:name="T9_124" style:family="text"/>
    <style:style style:name="T9_125" style:family="text"/>
    <style:style style:name="T9_126" style:family="text"/>
    <style:style style:name="T9_127" style:family="text"/>
    <style:style style:name="T9_128" style:family="text"/>
    <style:style style:name="T9_129" style:family="text"/>
    <style:style style:name="T9_130" style:family="text"/>
    <style:style style:name="T9_131" style:family="text"/>
    <style:style style:name="T9_132" style:family="text"/>
    <style:style style:name="T9_133" style:family="text"/>
    <style:style style:name="T9_134" style:family="text"/>
    <style:style style:name="T9_135" style:family="text"/>
    <style:style style:name="T9_136" style:family="text"/>
    <style:style style:name="T9_137" style:family="text"/>
    <style:style style:name="T9_138" style:family="text"/>
    <style:style style:name="T9_139" style:family="text"/>
    <style:style style:name="T9_140" style:family="text"/>
    <style:style style:name="T9_141" style:family="text"/>
    <style:style style:name="T9_142" style:family="text"/>
    <style:style style:name="T9_143" style:family="text"/>
    <style:style style:name="T9_144" style:family="text"/>
    <style:style style:name="T9_145" style:family="text"/>
    <style:style style:name="T9_146" style:family="text"/>
    <style:style style:name="T9_147" style:family="text"/>
    <style:style style:name="T9_148" style:family="text"/>
    <style:style style:name="T9_149" style:family="text"/>
    <style:style style:name="T9_150" style:family="text"/>
    <style:style style:name="T9_151" style:family="text"/>
    <style:style style:name="T9_152" style:family="text"/>
    <style:style style:name="T9_153" style:family="text"/>
    <style:style style:name="T9_154" style:family="text"/>
    <style:style style:name="T9_155" style:family="text"/>
    <style:style style:name="T9_156" style:family="text"/>
    <style:style style:name="T9_157" style:family="text"/>
    <style:style style:name="T9_158" style:family="text"/>
    <style:style style:name="T9_159" style:family="text"/>
    <style:style style:name="T9_160" style:family="text"/>
    <style:style style:name="T9_161" style:family="text"/>
    <style:style style:name="T9_162" style:family="text"/>
    <style:style style:name="T9_163" style:family="text"/>
    <style:style style:name="T9_164" style:family="text"/>
    <style:style style:name="T9_165" style:family="text"/>
    <style:style style:name="T9_166" style:family="text"/>
    <style:style style:name="T9_167" style:family="text"/>
    <style:style style:name="T9_168" style:family="text"/>
    <style:style style:name="T9_169" style:family="text"/>
    <style:style style:name="T9_170" style:family="text"/>
    <style:style style:name="T9_171" style:family="text"/>
    <style:style style:name="T9_172" style:family="text"/>
    <style:style style:name="T9_173" style:family="text"/>
    <style:style style:name="T9_174" style:family="text"/>
    <style:style style:name="T9_175" style:family="text"/>
    <style:style style:name="T9_176" style:family="text"/>
    <style:style style:name="T9_177" style:family="text"/>
    <style:style style:name="T9_178" style:family="text"/>
    <style:style style:name="T9_179" style:family="text"/>
    <style:style style:name="T9_180" style:family="text"/>
    <style:style style:name="T9_181" style:family="text"/>
    <style:style style:name="T9_182" style:family="text"/>
    <style:style style:name="T9_183" style:family="text"/>
    <style:style style:name="T9_184" style:family="text"/>
    <style:style style:name="T9_185" style:family="text"/>
    <style:style style:name="T9_186" style:family="text"/>
    <style:style style:name="T9_187" style:family="text"/>
    <style:style style:name="T9_188" style:family="text"/>
    <style:style style:name="T9_189" style:family="text"/>
    <style:style style:name="T9_190" style:family="text"/>
    <style:style style:name="T9_191" style:family="text"/>
    <style:style style:name="T9_192" style:family="text"/>
    <style:style style:name="T9_193" style:family="text"/>
    <style:style style:name="T9_194" style:family="text"/>
    <style:style style:name="T9_195" style:family="text"/>
    <style:style style:name="T9_196" style:family="text"/>
    <style:style style:name="T9_197" style:family="text"/>
    <style:style style:name="T9_198" style:family="text"/>
    <style:style style:name="T9_199" style:family="text"/>
    <style:style style:name="T9_200" style:family="text"/>
    <style:style style:name="T9_201" style:family="text"/>
    <style:style style:name="T9_202" style:family="text"/>
    <style:style style:name="T9_203" style:family="text"/>
    <style:style style:name="T9_204" style:family="text"/>
    <style:style style:name="T9_205" style:family="text"/>
    <style:style style:name="T9_206" style:family="text"/>
    <style:style style:name="T9_207" style:family="text"/>
    <style:style style:name="T9_208" style:family="text"/>
    <style:style style:name="T9_209" style:family="text"/>
    <style:style style:name="T9_210" style:family="text"/>
    <style:style style:name="T9_211" style:family="text"/>
    <style:style style:name="T9_212" style:family="text"/>
    <style:style style:name="T9_213" style:family="text"/>
    <style:style style:name="T9_214" style:family="text"/>
    <style:style style:name="T9_215" style:family="text"/>
    <style:style style:name="T9_216" style:family="text"/>
    <style:style style:name="T9_217" style:family="text"/>
    <style:style style:name="T9_218" style:family="text"/>
    <style:style style:name="T9_219" style:family="text"/>
    <style:style style:name="T9_220" style:family="text"/>
    <style:style style:name="T9_221" style:family="text"/>
    <style:style style:name="T9_222" style:family="text"/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T11_48" style:family="text"/>
    <style:style style:name="T11_49" style:family="text"/>
    <style:style style:name="T11_50" style:family="text"/>
    <style:style style:name="T11_51" style:family="text"/>
    <style:style style:name="T11_52" style:family="text"/>
    <style:style style:name="T11_53" style:family="text"/>
    <style:style style:name="T11_54" style:family="text"/>
    <style:style style:name="T11_55" style:family="text"/>
    <style:style style:name="T11_56" style:family="text"/>
    <style:style style:name="T11_57" style:family="text"/>
    <style:style style:name="T11_58" style:family="text"/>
    <style:style style:name="T11_59" style:family="text"/>
    <style:style style:name="T11_60" style:family="text"/>
    <style:style style:name="T11_61" style:family="text"/>
    <style:style style:name="T11_62" style:family="text"/>
    <style:style style:name="T11_63" style:family="text"/>
    <style:style style:name="T11_64" style:family="text"/>
    <style:style style:name="T11_65" style:family="text"/>
    <style:style style:name="T11_66" style:family="text"/>
    <style:style style:name="T11_67" style:family="text"/>
    <style:style style:name="T11_68" style:family="text"/>
    <style:style style:name="T11_69" style:family="text"/>
    <style:style style:name="T11_70" style:family="text"/>
    <style:style style:name="T11_71" style:family="text"/>
    <style:style style:name="T11_72" style:family="text"/>
    <style:style style:name="T11_73" style:family="text"/>
    <style:style style:name="T11_74" style:family="text"/>
    <style:style style:name="T11_75" style:family="text"/>
    <style:style style:name="T11_76" style:family="text"/>
    <style:style style:name="T11_77" style:family="text"/>
    <style:style style:name="T11_78" style:family="text"/>
    <style:style style:name="T11_79" style:family="text"/>
    <style:style style:name="T11_80" style:family="text"/>
    <style:style style:name="T11_81" style:family="text"/>
    <style:style style:name="T11_82" style:family="text"/>
    <style:style style:name="T11_83" style:family="text"/>
    <style:style style:name="T11_84" style:family="text"/>
    <style:style style:name="T11_85" style:family="text"/>
    <style:style style:name="T11_86" style:family="text"/>
    <style:style style:name="T11_87" style:family="text"/>
    <style:style style:name="T11_88" style:family="text"/>
    <style:style style:name="T11_89" style:family="text"/>
    <style:style style:name="T11_90" style:family="text"/>
    <style:style style:name="T11_91" style:family="text"/>
    <style:style style:name="T11_92" style:family="text"/>
    <style:style style:name="T11_93" style:family="text"/>
    <style:style style:name="T11_94" style:family="text"/>
    <style:style style:name="T11_95" style:family="text"/>
    <style:style style:name="T11_96" style:family="text"/>
    <style:style style:name="T11_97" style:family="text"/>
    <style:style style:name="T11_98" style:family="text"/>
    <style:style style:name="T11_99" style:family="text"/>
    <style:style style:name="T11_100" style:family="text"/>
    <style:style style:name="T11_101" style:family="text"/>
    <style:style style:name="T11_102" style:family="text"/>
    <style:style style:name="T11_103" style:family="text"/>
    <style:style style:name="T11_104" style:family="text"/>
    <style:style style:name="T11_105" style:family="text"/>
    <style:style style:name="T11_106" style:family="text"/>
    <style:style style:name="T11_107" style:family="text"/>
    <style:style style:name="T11_108" style:family="text"/>
    <style:style style:name="T11_109" style:family="text"/>
    <style:style style:name="T11_110" style:family="text"/>
    <style:style style:name="T11_111" style:family="text"/>
    <style:style style:name="T11_112" style:family="text"/>
    <style:style style:name="T11_113" style:family="text"/>
    <style:style style:name="T11_114" style:family="text"/>
    <style:style style:name="T11_115" style:family="text"/>
    <style:style style:name="T11_116" style:family="text"/>
    <style:style style:name="T11_117" style:family="text"/>
    <style:style style:name="T11_118" style:family="text"/>
    <style:style style:name="T11_119" style:family="text"/>
    <style:style style:name="T11_120" style:family="text"/>
    <style:style style:name="T11_121" style:family="text"/>
    <style:style style:name="T11_122" style:family="text"/>
    <style:style style:name="T11_123" style:family="text"/>
    <style:style style:name="T11_124" style:family="text"/>
    <style:style style:name="T11_125" style:family="text"/>
    <style:style style:name="T11_126" style:family="text"/>
    <style:style style:name="T11_127" style:family="text"/>
    <style:style style:name="T11_128" style:family="text"/>
    <style:style style:name="T11_129" style:family="text"/>
    <style:style style:name="T11_130" style:family="text"/>
    <style:style style:name="T11_131" style:family="text"/>
    <style:style style:name="T11_132" style:family="text"/>
    <style:style style:name="T11_133" style:family="text"/>
    <style:style style:name="T11_134" style:family="text"/>
    <style:style style:name="T11_135" style:family="text"/>
    <style:style style:name="T11_136" style:family="text"/>
    <style:style style:name="T11_137" style:family="text"/>
    <style:style style:name="T11_138" style:family="text"/>
    <style:style style:name="T11_139" style:family="text"/>
    <style:style style:name="T11_140" style:family="text"/>
    <style:style style:name="T11_141" style:family="text"/>
    <style:style style:name="T11_142" style:family="text"/>
    <style:style style:name="P12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<text:tab/><text:s/><text:tab/><text:s/><text:tab/><text:s/><text:tab/></text:span></text:p>
      <text:p text:style-name="P2"><text:span text:style-name="T2_1"><text:tab/><text:tab/><text:tab/><text:tab/></text:span><text:span text:style-name="T2_2">Review</text:span><text:span text:style-name="T2_3"><text:s/></text:span><text:span text:style-name="T2_4">of</text:span><text:span text:style-name="T2_5"><text:s/>:<text:s/></text:span><text:span text:style-name="T2_6">The</text:span><text:span text:style-name="T2_7"><text:s/></text:span><text:span text:style-name="T2_8">Dictator</text:span><text:span text:style-name="T2_9"><text:s/>(2012)</text:span></text:p>
      <text:p text:style-name="P3"><text:span text:style-name="T3_1"><text:tab/><text:tab/><text:tab/><text:s/><text:tab/></text:span><text:span text:style-name="T3_2">By</text:span><text:span text:style-name="T3_3"><text:s/>:<text:s/></text:span><text:span text:style-name="T3_4">Saurav</text:span><text:span text:style-name="T3_5"><text:s/></text:span><text:span text:style-name="T3_6">Shekhar</text:span><text:span text:style-name="T3_7">,<text:s/>12640</text:span></text:p>
      <text:p text:style-name="P4"/>
      <text:p text:style-name="P5"><text:span text:style-name="T5_1">Rating</text:span><text:span text:style-name="T5_2"><text:s/>:<text:s/>*<text:s/>*<text:s/>*<text:s/>(3<text:s/></text:span><text:span text:style-name="T5_3">stars</text:span><text:span text:style-name="T5_4">)<text:s/>/<text:s/>5</text:span></text:p>
      <text:p text:style-name="P6"/>
      <text:p text:style-name="P7"><text:span text:style-name="T7_1">“</text:span><text:span text:style-name="T7_2">The</text:span><text:span text:style-name="T7_3"><text:s/></text:span><text:span text:style-name="T7_4">Dictator</text:span><text:span text:style-name="T7_5">”<text:s/></text:span><text:span text:style-name="T7_6">will</text:span><text:span text:style-name="T7_7"><text:s/></text:span><text:span text:style-name="T7_8">give</text:span><text:span text:style-name="T7_9"><text:s/></text:span><text:span text:style-name="T7_10">you</text:span><text:span text:style-name="T7_11"><text:s/></text:span><text:span text:style-name="T7_12">a</text:span><text:span text:style-name="T7_13"><text:s/></text:span><text:span text:style-name="T7_14">good</text:span><text:span text:style-name="T7_15"><text:s/></text:span><text:span text:style-name="T7_16">time</text:span><text:span text:style-name="T7_17"><text:s/></text:span><text:span text:style-name="T7_18">laughing</text:span><text:span text:style-name="T7_19"><text:s/></text:span><text:span text:style-name="T7_20">for</text:span><text:span text:style-name="T7_21"><text:s/></text:span><text:span text:style-name="T7_22">its</text:span><text:span text:style-name="T7_23"><text:s/></text:span><text:span text:style-name="T7_24">near</text:span><text:span text:style-name="T7_25"><text:s/>90<text:s/></text:span><text:span text:style-name="T7_26">minute</text:span><text:span text:style-name="T7_27"><text:s/></text:span><text:span text:style-name="T7_28">run</text:span><text:span text:style-name="T7_29">.<text:s/></text:span><text:span text:style-name="T7_30">It</text:span><text:span text:style-name="T7_31"><text:s/></text:span><text:span text:style-name="T7_32">is</text:span><text:span text:style-name="T7_33"><text:s/></text:span><text:span text:style-name="T7_34">obscene</text:span><text:span text:style-name="T7_35">,<text:s/></text:span><text:span text:style-name="T7_36">however</text:span><text:span text:style-name="T7_37"><text:s/></text:span><text:span text:style-name="T7_38">outrageously</text:span><text:span text:style-name="T7_39"><text:s/></text:span><text:span text:style-name="T7_40">funny</text:span><text:span text:style-name="T7_41">.<text:s/></text:span><text:span text:style-name="T7_42">The</text:span><text:span text:style-name="T7_43"><text:s/></text:span><text:span text:style-name="T7_44">movie</text:span><text:span text:style-name="T7_45"><text:s/></text:span><text:span text:style-name="T7_46">has</text:span><text:span text:style-name="T7_47"><text:s/></text:span><text:span text:style-name="T7_48">a</text:span><text:span text:style-name="T7_49"><text:s/></text:span><text:span text:style-name="T7_50">lot</text:span><text:span text:style-name="T7_51"><text:s/></text:span><text:span text:style-name="T7_52">of</text:span><text:span text:style-name="T7_53"><text:s/></text:span><text:span text:style-name="T7_54">offensive</text:span><text:span text:style-name="T7_55"><text:s/></text:span><text:span text:style-name="T7_56">political</text:span><text:span text:style-name="T7_57">,<text:s/></text:span><text:span text:style-name="T7_58">racist</text:span><text:span text:style-name="T7_59"><text:s/></text:span><text:span text:style-name="T7_60">and</text:span><text:span text:style-name="T7_61"><text:s/></text:span><text:span text:style-name="T7_62">sexist</text:span><text:span text:style-name="T7_63"><text:s/></text:span><text:span text:style-name="T7_64">humor</text:span><text:span text:style-name="T7_65">.<text:s/></text:span><text:span text:style-name="T7_66">Overall</text:span><text:span text:style-name="T7_67">,<text:s/></text:span><text:span text:style-name="T7_68">it</text:span><text:span text:style-name="T7_69"><text:s/></text:span><text:span text:style-name="T7_70">is</text:span><text:span text:style-name="T7_71"><text:s/></text:span><text:span text:style-name="T7_72">an</text:span><text:span text:style-name="T7_73"><text:s/></text:span><text:span text:style-name="T7_74">excellent</text:span><text:span text:style-name="T7_75"><text:s/></text:span><text:span text:style-name="T7_76">comedy</text:span><text:span text:style-name="T7_77">.</text:span></text:p>
      <text:p text:style-name="P8"/>
      <text:p text:style-name="P9"><text:span text:style-name="T9_1">Sacha</text:span><text:span text:style-name="T9_2"><text:s/></text:span><text:span text:style-name="T9_3">Cohen</text:span><text:span text:style-name="T9_4"><text:s/></text:span><text:span text:style-name="T9_5">plays</text:span><text:span text:style-name="T9_6"><text:s/></text:span><text:span text:style-name="T9_7">Aladeen</text:span><text:span text:style-name="T9_8">,<text:s/></text:span><text:span text:style-name="T9_9">the</text:span><text:span text:style-name="T9_10"><text:s/></text:span><text:span text:style-name="T9_11">narcissist</text:span><text:span text:style-name="T9_12"><text:s/></text:span><text:span text:style-name="T9_13">dictator</text:span><text:span text:style-name="T9_14"><text:s/></text:span><text:span text:style-name="T9_15">of</text:span><text:span text:style-name="T9_16"><text:s/></text:span><text:span text:style-name="T9_17">the</text:span><text:span text:style-name="T9_18"><text:s/></text:span><text:span text:style-name="T9_19">Arabian</text:span><text:span text:style-name="T9_20"><text:s/></text:span><text:span text:style-name="T9_21">nation</text:span><text:span text:style-name="T9_22"><text:s/></text:span><text:span text:style-name="T9_23">Wadiya</text:span><text:span text:style-name="T9_24">,<text:s/></text:span><text:span text:style-name="T9_25">where</text:span><text:span text:style-name="T9_26"><text:s/></text:span><text:span text:style-name="T9_27">he</text:span><text:span text:style-name="T9_28"><text:s/></text:span><text:span text:style-name="T9_29">executes</text:span><text:span text:style-name="T9_30"><text:s/></text:span><text:span text:style-name="T9_31">people</text:span><text:span text:style-name="T9_32"><text:s/></text:span><text:span text:style-name="T9_33">with</text:span><text:span text:style-name="T9_34"><text:s/></text:span><text:span text:style-name="T9_35">the</text:span><text:span text:style-name="T9_36"><text:s/></text:span><text:span text:style-name="T9_37">flip</text:span><text:span text:style-name="T9_38"><text:s/></text:span><text:span text:style-name="T9_39">of</text:span><text:span text:style-name="T9_40"><text:s/></text:span><text:span text:style-name="T9_41">a</text:span><text:span text:style-name="T9_42"><text:s/></text:span><text:span text:style-name="T9_43">finger</text:span><text:span text:style-name="T9_44">,<text:s/></text:span><text:span text:style-name="T9_45">plays</text:span><text:span text:style-name="T9_46"><text:s/></text:span><text:span text:style-name="T9_47">terrorist</text:span><text:span text:style-name="T9_48"><text:s/></text:span><text:span text:style-name="T9_49">attack</text:span><text:span text:style-name="T9_50"><text:s/></text:span><text:span text:style-name="T9_51">games</text:span><text:span text:style-name="T9_52"><text:s/></text:span><text:span text:style-name="T9_53">and</text:span><text:span text:style-name="T9_54"><text:s/></text:span><text:span text:style-name="T9_55">keeps</text:span><text:span text:style-name="T9_56"><text:s/></text:span><text:span text:style-name="T9_57">a</text:span><text:span text:style-name="T9_58"><text:s/></text:span><text:span text:style-name="T9_59">photo</text:span><text:span text:style-name="T9_60"><text:s/></text:span><text:span text:style-name="T9_61">wall</text:span><text:span text:style-name="T9_62"><text:s/></text:span><text:span text:style-name="T9_63">of</text:span><text:span text:style-name="T9_64"><text:s/></text:span><text:span text:style-name="T9_65">celebrities</text:span><text:span text:style-name="T9_66"><text:s/></text:span><text:span text:style-name="T9_67">he</text:span><text:span text:style-name="T9_68"><text:s/></text:span><text:span text:style-name="T9_69">has</text:span><text:span text:style-name="T9_70"><text:s/></text:span><text:span text:style-name="T9_71">slept</text:span><text:span text:style-name="T9_72"><text:s/></text:span><text:span text:style-name="T9_73">with</text:span><text:span text:style-name="T9_74">.<text:s/></text:span><text:span text:style-name="T9_75">Ben</text:span><text:span text:style-name="T9_76"><text:s/></text:span><text:span text:style-name="T9_77">Kingsley</text:span><text:span text:style-name="T9_78"><text:s/></text:span><text:span text:style-name="T9_79">is</text:span><text:span text:style-name="T9_80"><text:s/></text:span><text:span text:style-name="T9_81">Tamir</text:span><text:span text:style-name="T9_82">,<text:s/></text:span><text:span text:style-name="T9_83">his</text:span><text:span text:style-name="T9_84"><text:s/></text:span><text:span text:style-name="T9_85">general</text:span><text:span text:style-name="T9_86"><text:s/></text:span><text:span text:style-name="T9_87">and</text:span><text:span text:style-name="T9_88"><text:s/></text:span><text:span text:style-name="T9_89">rightful</text:span><text:span text:style-name="T9_90"><text:s/></text:span><text:span text:style-name="T9_91">owner</text:span><text:span text:style-name="T9_92"><text:s/></text:span><text:span text:style-name="T9_93">to</text:span><text:span text:style-name="T9_94"><text:s/></text:span><text:span text:style-name="T9_95">the</text:span><text:span text:style-name="T9_96"><text:s/></text:span><text:span text:style-name="T9_97">throne</text:span><text:span text:style-name="T9_98">.<text:s/></text:span><text:span text:style-name="T9_99">In</text:span><text:span text:style-name="T9_100"><text:s/></text:span><text:span text:style-name="T9_101">an</text:span><text:span text:style-name="T9_102"><text:s/></text:span><text:span text:style-name="T9_103">attempt</text:span><text:span text:style-name="T9_104"><text:s/></text:span><text:span text:style-name="T9_105">to</text:span><text:span text:style-name="T9_106"><text:s/></text:span><text:span text:style-name="T9_107">escape</text:span><text:span text:style-name="T9_108"><text:s/></text:span><text:span text:style-name="T9_109">an</text:span><text:span text:style-name="T9_110"><text:s/></text:span><text:span text:style-name="T9_111">assassination</text:span><text:span text:style-name="T9_112">,<text:s/></text:span><text:span text:style-name="T9_113">Aladeen</text:span><text:span text:style-name="T9_114"><text:s/></text:span><text:span text:style-name="T9_115">ends</text:span><text:span text:style-name="T9_116"><text:s/></text:span><text:span text:style-name="T9_117">up</text:span><text:span text:style-name="T9_118"><text:s/></text:span><text:span text:style-name="T9_119">on</text:span><text:span text:style-name="T9_120"><text:s/></text:span><text:span text:style-name="T9_121">the</text:span><text:span text:style-name="T9_122"><text:s/></text:span><text:span text:style-name="T9_123">streets</text:span><text:span text:style-name="T9_124"><text:s/></text:span><text:span text:style-name="T9_125">of</text:span><text:span text:style-name="T9_126"><text:s/></text:span><text:span text:style-name="T9_127">Brooklyn</text:span><text:span text:style-name="T9_128"><text:s/></text:span><text:span text:style-name="T9_129">downtown</text:span><text:span text:style-name="T9_130"><text:s/></text:span><text:span text:style-name="T9_131">with</text:span><text:span text:style-name="T9_132"><text:s/></text:span><text:span text:style-name="T9_133">a</text:span><text:span text:style-name="T9_134"><text:s/></text:span><text:span text:style-name="T9_135">dumb</text:span><text:span text:style-name="T9_136"><text:s/></text:span><text:span text:style-name="T9_137">double</text:span><text:span text:style-name="T9_138"><text:s/></text:span><text:span text:style-name="T9_139">in</text:span><text:span text:style-name="T9_140"><text:s/></text:span><text:span text:style-name="T9_141">his</text:span><text:span text:style-name="T9_142"><text:s/></text:span><text:span text:style-name="T9_143">place</text:span><text:span text:style-name="T9_144"><text:s/></text:span><text:span text:style-name="T9_145">as</text:span><text:span text:style-name="T9_146"><text:s/></text:span><text:span text:style-name="T9_147">the</text:span><text:span text:style-name="T9_148"><text:s/></text:span><text:span text:style-name="T9_149">ruler</text:span><text:span text:style-name="T9_150">.<text:s/></text:span><text:span text:style-name="T9_151">The</text:span><text:span text:style-name="T9_152"><text:s/></text:span><text:span text:style-name="T9_153">story</text:span><text:span text:style-name="T9_154"><text:s/></text:span><text:span text:style-name="T9_155">then</text:span><text:span text:style-name="T9_156"><text:s/></text:span><text:span text:style-name="T9_157">revolves</text:span><text:span text:style-name="T9_158"><text:s/></text:span><text:span text:style-name="T9_159">around</text:span><text:span text:style-name="T9_160"><text:s/></text:span><text:span text:style-name="T9_161">his</text:span><text:span text:style-name="T9_162"><text:s/></text:span><text:span text:style-name="T9_163">plans</text:span><text:span text:style-name="T9_164"><text:s/></text:span><text:span text:style-name="T9_165">to</text:span><text:span text:style-name="T9_166"><text:s/></text:span><text:span text:style-name="T9_167">regain</text:span><text:span text:style-name="T9_168"><text:s/></text:span><text:span text:style-name="T9_169">his</text:span><text:span text:style-name="T9_170"><text:s/></text:span><text:span text:style-name="T9_171">place</text:span><text:span text:style-name="T9_172">.<text:s/></text:span><text:span text:style-name="T9_173">Plans</text:span><text:span text:style-name="T9_174"><text:s/></text:span><text:span text:style-name="T9_175">progress</text:span><text:span text:style-name="T9_176"><text:s/></text:span><text:span text:style-name="T9_177">and</text:span><text:span text:style-name="T9_178"><text:s/></text:span><text:span text:style-name="T9_179">so</text:span><text:span text:style-name="T9_180"><text:s/></text:span><text:span text:style-name="T9_181">does</text:span><text:span text:style-name="T9_182"><text:s/></text:span><text:span text:style-name="T9_183">romance</text:span><text:span text:style-name="T9_184"><text:s/></text:span><text:span text:style-name="T9_185">as</text:span><text:span text:style-name="T9_186"><text:s/></text:span><text:span text:style-name="T9_187">Aladeen</text:span><text:span text:style-name="T9_188"><text:s/></text:span><text:span text:style-name="T9_189">finds</text:span><text:span text:style-name="T9_190"><text:s/></text:span><text:span text:style-name="T9_191">himself</text:span><text:span text:style-name="T9_192"><text:s/></text:span><text:span text:style-name="T9_193">falling</text:span><text:span text:style-name="T9_194"><text:s/></text:span><text:span text:style-name="T9_195">for</text:span><text:span text:style-name="T9_196"><text:s/></text:span><text:span text:style-name="T9_197">a</text:span><text:span text:style-name="T9_198"><text:s/></text:span><text:span text:style-name="T9_199">liberal</text:span><text:span text:style-name="T9_200"><text:s/></text:span><text:span text:style-name="T9_201">girl</text:span><text:span text:style-name="T9_202"><text:s/></text:span><text:span text:style-name="T9_203">zoya</text:span><text:span text:style-name="T9_204"><text:s/></text:span><text:span text:style-name="T9_205">who</text:span><text:span text:style-name="T9_206"><text:s/></text:span><text:span text:style-name="T9_207">gives</text:span><text:span text:style-name="T9_208"><text:s/></text:span><text:span text:style-name="T9_209">him</text:span><text:span text:style-name="T9_210"><text:s/></text:span><text:span text:style-name="T9_211">a</text:span><text:span text:style-name="T9_212"><text:s/></text:span><text:span text:style-name="T9_213">job</text:span><text:span text:style-name="T9_214"><text:s/></text:span><text:span text:style-name="T9_215">at</text:span><text:span text:style-name="T9_216"><text:s/></text:span><text:span text:style-name="T9_217">her</text:span><text:span text:style-name="T9_218"><text:s/></text:span><text:span text:style-name="T9_219">food</text:span><text:span text:style-name="T9_220"><text:s/></text:span><text:span text:style-name="T9_221">store</text:span><text:span text:style-name="T9_222">.</text:span></text:p>
      <text:p text:style-name="P10"/>
      <text:p text:style-name="P11"><text:span text:style-name="T11_1">Cohen</text:span><text:span text:style-name="T11_2"><text:s/></text:span><text:span text:style-name="T11_3">does</text:span><text:span text:style-name="T11_4"><text:s/></text:span><text:span text:style-name="T11_5">a</text:span><text:span text:style-name="T11_6"><text:s/></text:span><text:span text:style-name="T11_7">good</text:span><text:span text:style-name="T11_8"><text:s/></text:span><text:span text:style-name="T11_9">job</text:span><text:span text:style-name="T11_10"><text:s/></text:span><text:span text:style-name="T11_11">keeping</text:span><text:span text:style-name="T11_12"><text:s/></text:span><text:span text:style-name="T11_13">you</text:span><text:span text:style-name="T11_14"><text:s/></text:span><text:span text:style-name="T11_15">smiling</text:span><text:span text:style-name="T11_16"><text:s/></text:span><text:span text:style-name="T11_17">with</text:span><text:span text:style-name="T11_18"><text:s/></text:span><text:span text:style-name="T11_19">his</text:span><text:span text:style-name="T11_20"><text:s/></text:span><text:span text:style-name="T11_21">funny</text:span><text:span text:style-name="T11_22"><text:s/></text:span><text:span text:style-name="T11_23">accent</text:span><text:span text:style-name="T11_24"><text:s/></text:span><text:span text:style-name="T11_25">and</text:span><text:span text:style-name="T11_26"><text:s/></text:span><text:span text:style-name="T11_27">satirical</text:span><text:span text:style-name="T11_28"><text:s/></text:span><text:span text:style-name="T11_29">jokes</text:span><text:span text:style-name="T11_30">.<text:s/></text:span><text:span text:style-name="T11_31">Story</text:span><text:span text:style-name="T11_32"><text:s/></text:span><text:span text:style-name="T11_33">flows</text:span><text:span text:style-name="T11_34"><text:s/></text:span><text:span text:style-name="T11_35">casually</text:span><text:span text:style-name="T11_36"><text:s/></text:span><text:span text:style-name="T11_37">along</text:span><text:span text:style-name="T11_38">,<text:s/></text:span><text:span text:style-name="T11_39">with</text:span><text:span text:style-name="T11_40"><text:s/></text:span><text:span text:style-name="T11_41">well</text:span><text:span text:style-name="T11_42"><text:s/></text:span><text:span text:style-name="T11_43">blended</text:span><text:span text:style-name="T11_44"><text:s/></text:span><text:span text:style-name="T11_45">comedy</text:span><text:span text:style-name="T11_46">.<text:s/></text:span><text:span text:style-name="T11_47">Humor</text:span><text:span text:style-name="T11_48"><text:s/></text:span><text:span text:style-name="T11_49">can</text:span><text:span text:style-name="T11_50"><text:s/></text:span><text:span text:style-name="T11_51">get</text:span><text:span text:style-name="T11_52"><text:s/></text:span><text:span text:style-name="T11_53">disgusting</text:span><text:span text:style-name="T11_54"><text:s/></text:span><text:span text:style-name="T11_55">sometimes</text:span><text:span text:style-name="T11_56">,<text:s/></text:span><text:span text:style-name="T11_57">and</text:span><text:span text:style-name="T11_58"><text:s/></text:span><text:span text:style-name="T11_59">Ben</text:span><text:span text:style-name="T11_60"><text:s/></text:span><text:span text:style-name="T11_61">Kingsley</text:span><text:span text:style-name="T11_62"><text:s/></text:span><text:span text:style-name="T11_63">deserves</text:span><text:span text:style-name="T11_64"><text:s/></text:span><text:span text:style-name="T11_65">better</text:span><text:span text:style-name="T11_66"><text:s/></text:span><text:span text:style-name="T11_67">roles</text:span><text:span text:style-name="T11_68">.<text:s/></text:span><text:span text:style-name="T11_69">The</text:span><text:span text:style-name="T11_70"><text:s/></text:span><text:span text:style-name="T11_71">plot</text:span><text:span text:style-name="T11_72"><text:s/></text:span><text:span text:style-name="T11_73">is</text:span><text:span text:style-name="T11_74"><text:s/></text:span><text:span text:style-name="T11_75">always</text:span><text:span text:style-name="T11_76"><text:s/></text:span><text:span text:style-name="T11_77">kept</text:span><text:span text:style-name="T11_78"><text:s/></text:span><text:span text:style-name="T11_79">in</text:span><text:span text:style-name="T11_80"><text:s/></text:span><text:span text:style-name="T11_81">a</text:span><text:span text:style-name="T11_82"><text:s/></text:span><text:span text:style-name="T11_83">cozy</text:span><text:span text:style-name="T11_84"><text:s/></text:span><text:span text:style-name="T11_85">mode</text:span><text:span text:style-name="T11_86"><text:s/></text:span><text:span text:style-name="T11_87">and</text:span><text:span text:style-name="T11_88"><text:s/></text:span><text:span text:style-name="T11_89">the</text:span><text:span text:style-name="T11_90"><text:s/></text:span><text:span text:style-name="T11_91">movie</text:span><text:span text:style-name="T11_92"><text:s/></text:span><text:span text:style-name="T11_93">has</text:span><text:span text:style-name="T11_94"><text:s/></text:span><text:span text:style-name="T11_95">a</text:span><text:span text:style-name="T11_96"><text:s/></text:span><text:span text:style-name="T11_97">good</text:span><text:span text:style-name="T11_98"><text:s/></text:span><text:span text:style-name="T11_99">repeat</text:span><text:span text:style-name="T11_100"><text:s/></text:span><text:span text:style-name="T11_101">value</text:span><text:span text:style-name="T11_102">.<text:s/></text:span><text:span text:style-name="T11_103">Watch</text:span><text:span text:style-name="T11_104"><text:s/></text:span><text:span text:style-name="T11_105">it</text:span><text:span text:style-name="T11_106"><text:s/></text:span><text:span text:style-name="T11_107">if</text:span><text:span text:style-name="T11_108"><text:s/></text:span><text:span text:style-name="T11_109">you</text:span><text:span text:style-name="T11_110"><text:s/></text:span><text:span text:style-name="T11_111">have</text:span><text:span text:style-name="T11_112"><text:s/></text:span><text:span text:style-name="T11_113">some</text:span><text:span text:style-name="T11_114"><text:s/></text:span><text:span text:style-name="T11_115">time</text:span><text:span text:style-name="T11_116"><text:s/></text:span><text:span text:style-name="T11_117">to</text:span><text:span text:style-name="T11_118"><text:s/></text:span><text:span text:style-name="T11_119">kill</text:span><text:span text:style-name="T11_120">.<text:s/></text:span><text:span text:style-name="T11_121">In</text:span><text:span text:style-name="T11_122"><text:s/></text:span><text:span text:style-name="T11_123">this</text:span><text:span text:style-name="T11_124"><text:s/></text:span><text:span text:style-name="T11_125">troubled</text:span><text:span text:style-name="T11_126"><text:s/></text:span><text:span text:style-name="T11_127">world</text:span><text:span text:style-name="T11_128">,<text:s/></text:span><text:span text:style-name="T11_129">a</text:span><text:span text:style-name="T11_130"><text:s/></text:span><text:span text:style-name="T11_131">moment</text:span><text:span text:style-name="T11_132"><text:s/></text:span><text:span text:style-name="T11_133">of</text:span><text:span text:style-name="T11_134"><text:s/></text:span><text:span text:style-name="T11_135">laughter</text:span><text:span text:style-name="T11_136"><text:s/></text:span><text:span text:style-name="T11_137">is</text:span><text:span text:style-name="T11_138"><text:s/></text:span><text:span text:style-name="T11_139">always</text:span><text:span text:style-name="T11_140"><text:s/></text:span><text:span text:style-name="T11_141">appreciated</text:span><text:span text:style-name="T11_142">.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